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table:number-columns-repeated="2"/>
          <table:table-cell table:formula="of:=SUM([.G3];[.G32];[.G61];[.G91];[.G121];[.J2])" office:value-type="float" office:value="91500" calcext:value-type="float">
            <text:p>91500</text:p>
          </table:table-cell>
          <table:table-cell/>
          <table:table-cell table:formula="of:=[.M5]+60000" office:value-type="float" office:value="180000" calcext:value-type="float">
            <text:p>180000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)" office:value-type="float" office:value="120000" calcext:value-type="float">
            <text:p>120000</text:p>
          </table:table-cell>
          <table:table-cell/>
          <table:table-cell table:style-name="ce15" table:formula="of:=[.K31]-[.O4]" office:value-type="float" office:value="15600" calcext:value-type="float">
            <text:p>156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28500" calcext:value-type="float">
            <text:p>28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40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5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table:number-columns-repeated="5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];[.C31])" office:value-type="float" office:value="764.389233954451" calcext:value-type="float">
            <text:p>764.3892339545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/>
          <table:table-cell table:formula="of:=SUM([.H30];[.H58])" office:value-type="float" office:value="3863.46696781479" calcext:value-type="float">
            <text:p>3863.4669678148</text:p>
          </table:table-cell>
          <table:table-cell table:number-columns-repeated="3"/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1834.7826086956" calcext:value-type="float">
            <text:p>41834.7826086956</text:p>
          </table:table-cell>
          <table:table-cell table:style-name="ce29" office:value-type="float" office:value="15600" calcext:value-type="float">
            <text:p>15600</text:p>
          </table:table-cell>
          <table:table-cell/>
          <table:table-cell table:formula="of:=SUM([.K5:.K29])" office:value-type="float" office:value="195600" calcext:value-type="float">
            <text:p>195600</text:p>
          </table:table-cell>
          <table:table-cell table:number-columns-repeated="4"/>
        </table:table-row>
        <table:table-row table:style-name="ro7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9:.F59])" office:value-type="float" office:value="1961.13306982872" calcext:value-type="float">
            <text:p>1961.133069828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9:.F59])" office:value-type="float" office:value="1595.91567852437" calcext:value-type="float">
            <text:p>1595.9156785244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1961.13306982872" calcext:value-type="float">
            <text:p>1961.133069828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61.13306982872" calcext:value-type="float">
            <text:p>1961.133069828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588.40579710145" calcext:value-type="float">
            <text:p>1588.4057971015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61.13306982872" calcext:value-type="float">
            <text:p>1961.133069828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 table:number-columns-repeated="3"/>
          <table:table-cell table:formula="of:=SUM([.B59:.F59])" office:value-type="float" office:value="1961.13306982872" calcext:value-type="float">
            <text:p>1961.133069828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];[.C59];[.E59];[.F59])" office:value-type="float" office:value="1588.40579710145" calcext:value-type="float">
            <text:p>1588.405797101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61.13306982872" calcext:value-type="float">
            <text:p>1961.133069828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61.13306982872" calcext:value-type="float">
            <text:p>1961.1330698287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61.13306982872" calcext:value-type="float">
            <text:p>1961.133069828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61.13306982872" calcext:value-type="float">
            <text:p>1961.133069828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61.13306982872" calcext:value-type="float">
            <text:p>1961.133069828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61.13306982872" calcext:value-type="float">
            <text:p>1961.1330698287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61.13306982872" calcext:value-type="float">
            <text:p>1961.1330698287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61.13306982872" calcext:value-type="float">
            <text:p>1961.1330698287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61.13306982872" calcext:value-type="float">
            <text:p>1961.1330698287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61.13306982872" calcext:value-type="float">
            <text:p>1961.1330698287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61.13306982872" calcext:value-type="float">
            <text:p>1961.1330698287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59:.F59])" office:value-type="float" office:value="1961.13306982872" calcext:value-type="float">
            <text:p>1961.1330698287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61.13306982872" calcext:value-type="float">
            <text:p>1961.1330698287</text:p>
          </table:table-cell>
          <table:table-cell office:value-type="string" calcext:value-type="string">
            <text:p>Zori</text:p>
          </table:table-cell>
          <table:table-cell table:number-columns-repeated="6"/>
        </table:table-row>
        <table:table-row table:style-name="ro3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3" office:value-type="float" office:value="356.521739130435" calcext:value-type="float">
            <text:p>356.5217391304</text:p>
          </table:table-cell>
          <table:table-cell/>
          <table:table-cell table:formula="of:=SUM([.B59:.F59])" office:value-type="float" office:value="1961.13306982872" calcext:value-type="float">
            <text:p>1961.1330698287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243.4782608696" calcext:value-type="float">
            <text:p>45243.4782608696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table:number-columns-repeated="5"/>
          <table:table-cell table:style-name="ce15" table:formula="of:=SUM([.B61:.F61])" office:value-type="float" office:value="0" calcext:value-type="float">
            <text:p>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88:.F8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88:.F8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88:.E8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D88];[.E88];[.F8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8:.F8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61]/22" office:value-type="float" office:value="0" calcext:value-type="float">
            <text:p>0</text:p>
          </table:table-cell>
          <table:table-cell table:formula="of:=[.C61]/22" office:value-type="float" office:value="0" calcext:value-type="float">
            <text:p>0</text:p>
          </table:table-cell>
          <table:table-cell table:formula="of:=[.D61]/22" office:value-type="float" office:value="0" calcext:value-type="float">
            <text:p>0</text:p>
          </table:table-cell>
          <table:table-cell table:formula="of:=[.E61]/24" office:value-type="float" office:value="0" calcext:value-type="float">
            <text:p>0</text:p>
          </table:table-cell>
          <table:table-cell table:formula="of:=[.F61]/22" office:value-type="float" office:value="0" calcext:value-type="float">
            <text:p>0</text:p>
          </table:table-cell>
          <table:table-cell/>
          <table:table-cell table:style-name="ce15" table:formula="of:=SUM([.H62:.H87])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91:.F91])" office:value-type="float" office:value="0" calcext:value-type="float">
            <text:p>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D11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C118];[.E11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8:.F11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91]/24" office:value-type="float" office:value="0" calcext:value-type="float">
            <text:p>0</text:p>
          </table:table-cell>
          <table:table-cell table:formula="of:=[.C91]/24" office:value-type="float" office:value="0" calcext:value-type="float">
            <text:p>0</text:p>
          </table:table-cell>
          <table:table-cell table:formula="of:=[.D91]/23" office:value-type="float" office:value="0" calcext:value-type="float">
            <text:p>0</text:p>
          </table:table-cell>
          <table:table-cell table:formula="of:=[.E91]/23" office:value-type="float" office:value="0" calcext:value-type="float">
            <text:p>0</text:p>
          </table:table-cell>
          <table:table-cell table:formula="of:=[.F91]/21" office:value-type="float" office:value="0" calcext:value-type="float">
            <text:p>0</text:p>
          </table:table-cell>
          <table:table-cell/>
          <table:table-cell table:style-name="ce15" table:formula="of:=SUM([.H92:.H117])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table:number-columns-repeated="5"/>
          <table:table-cell table:style-name="ce15" table:formula="of:=SUM([.B121:.F121])" office:value-type="float" office:value="0" calcext:value-type="float">
            <text:p>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E14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4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48];[.C148];[.F14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];[.C148];[.E148];[.F14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];[.D148];[.F14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121]/20" office:value-type="float" office:value="0" calcext:value-type="float">
            <text:p>0</text:p>
          </table:table-cell>
          <table:table-cell table:formula="of:=[.C121]/19" office:value-type="float" office:value="0" calcext:value-type="float">
            <text:p>0</text:p>
          </table:table-cell>
          <table:table-cell table:formula="of:=[.D121]/19" office:value-type="float" office:value="0" calcext:value-type="float">
            <text:p>0</text:p>
          </table:table-cell>
          <table:table-cell table:formula="of:=[.E121]/18" office:value-type="float" office:value="0" calcext:value-type="float">
            <text:p>0</text:p>
          </table:table-cell>
          <table:table-cell table:formula="of:=[.F121]/19" office:value-type="float" office:value="0" calcext:value-type="float">
            <text:p>0</text:p>
          </table:table-cell>
          <table:table-cell/>
          <table:table-cell table:style-name="ce15" table:formula="of:=SUM([.H122:.H147])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11:24:48.4848579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8-19T11:26:26.213547589</dc:date>
    <meta:editing-duration>P9DT8H14M52S</meta:editing-duration>
    <meta:editing-cycles>2950</meta:editing-cycles>
    <meta:generator>LibreOffice/4.2.8.2$Linux_X86_64 LibreOffice_project/420m0$Build-2</meta:generator>
    <meta:document-statistic meta:table-count="17" meta:cell-count="7922" meta:object-count="0"/>
  </office:meta>
</office:document-meta>
</file>